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993in" fo:margin-left="-0.116in" fo:margin-top="0in" fo:margin-bottom="0in" table:align="left" style:writing-mode="lr-tb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1.4319in"/>
    </style:style>
    <style:style style:name="Table1.C" style:family="table-column">
      <style:table-column-properties style:column-width="1.8319in"/>
    </style:style>
    <style:style style:name="Table1.D" style:family="table-column">
      <style:table-column-properties style:column-width="1.130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background-color="#dddddd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break-before="pag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top="0.1945in" fo:margin-bottom="0.1945in" loext:contextual-spacing="false" fo:line-height="100%" fo:text-align="justify" style:justify-single-word="fals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.5in" fo:margin-right="0in" fo:margin-top="0in" fo:margin-bottom="0.0835in" loext:contextual-spacing="false" fo:line-height="100%" fo:text-align="justify" style:justify-single-word="false" fo:text-indent="0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.0835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.0835in" loext:contextual-spacing="false" fo:line-height="100%" fo:text-indent="-0.25in" style:auto-text-indent="false"/>
      <style:text-properties style:font-name="Arimo" style:text-underline-style="none" fo:font-weight="bold" style:font-name-asian="Arimo1" style:font-weight-asian="bold" style:font-name-complex="Arimo1"/>
    </style:style>
    <style:style style:name="P14" style:family="paragraph" style:parent-style-name="Standard" style:list-style-name="WWNum2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17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18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20">
      <style:paragraph-properties fo:margin-left="0.5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19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5" style:family="paragraph" style:parent-style-name="Standard" style:list-style-name="WWNum14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6" style:family="paragraph" style:parent-style-name="Standard" style:list-style-name="WWNum21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8" style:family="paragraph" style:parent-style-name="Standard" style:list-style-name="WWNum22">
      <style:paragraph-properties fo:margin-left="0.5in" fo:margin-right="0in" fo:margin-top="0in" fo:margin-bottom="0.0835in" loext:contextual-spacing="true" fo:line-height="100%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.1945in" loext:contextual-spacing="false" fo:line-height="100%" fo:text-align="justify" style:justify-single-word="false" fo:text-indent="-0.25in" style:auto-text-indent="false"/>
    </style:style>
    <style:style style:name="P30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31" style:family="paragraph" style:parent-style-name="Standard">
      <style:paragraph-properties fo:margin-left="0.25in" fo:margin-right="0in" fo:margin-top="0in" fo:margin-bottom="0.0835in" loext:contextual-spacing="false" fo:line-height="100%" fo:text-align="justify" style:justify-single-word="false" fo:text-indent="0in" style:auto-text-indent="false"/>
    </style:style>
    <style:style style:name="P32" style:family="paragraph" style:parent-style-name="Standard">
      <style:paragraph-properties fo:margin-top="0in" fo:margin-bottom="0.1945in" loext:contextual-spacing="false" fo:line-height="100%" fo:text-align="justify" style:justify-single-word="false"/>
    </style:style>
    <style:style style:name="P33" style:family="paragraph" style:parent-style-name="Standard" style:list-style-name="WWNum8">
      <style:paragraph-properties fo:margin-left="0.75in" fo:margin-right="0in" fo:text-indent="-0.25in" style:auto-text-indent="false"/>
    </style:style>
    <style:style style:name="P34" style:family="paragraph" style:parent-style-name="Standard">
      <style:paragraph-properties fo:margin-top="0in" fo:margin-bottom="0.0835in" loext:contextual-spacing="false" fo:line-height="100%"/>
    </style:style>
    <style:style style:name="P35" style:family="paragraph" style:parent-style-name="Standard">
      <style:paragraph-properties fo:margin-top="0in" fo:margin-bottom="0.0835in" loext:contextual-spacing="false" fo:line-height="100%" fo:text-align="justify" style:justify-single-word="false"/>
    </style:style>
    <style:style style:name="P3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38" style:family="paragraph" style:parent-style-name="Standard" style:list-style-name="WWNum12">
      <style:paragraph-properties fo:margin-left="1in" fo:margin-right="0in" fo:margin-top="0in" fo:margin-bottom="0.0835in" loext:contextual-spacing="true" fo:line-height="100%" fo:text-align="justify" style:justify-single-word="false" fo:keep-together="auto" fo:orphans="0" fo:widows="0" fo:text-indent="-0.25in" style:auto-text-indent="false" fo:keep-with-next="auto"/>
    </style:style>
    <style:style style:name="P39" style:family="paragraph" style:parent-style-name="Standard" style:list-style-name="WWNum12">
      <style:paragraph-properties fo:margin-left="1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1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41" style:family="paragraph" style:parent-style-name="Standard" style:list-style-name="WWNum7">
      <style:paragraph-properties fo:margin-left="1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42" style:family="paragraph" style:parent-style-name="Standard" style:list-style-name="WWNum2">
      <style:paragraph-properties fo:margin-left="1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43" style:family="paragraph" style:parent-style-name="Standard" style:list-style-name="WWNum18">
      <style:paragraph-properties fo:margin-left="1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44" style:family="paragraph" style:parent-style-name="Standard" style:list-style-name="WWNum10">
      <style:paragraph-properties fo:margin-left="1in" fo:margin-right="0in" fo:margin-top="0in" fo:margin-bottom="0.0835in" loext:contextual-spacing="true" fo:line-height="100%" fo:text-align="justify" style:justify-single-word="false" fo:text-indent="-0.25in" style:auto-text-indent="false"/>
    </style:style>
    <style:style style:name="P45" style:family="paragraph" style:parent-style-name="Standard" style:list-style-name="WWNum4">
      <style:paragraph-properties fo:margin-left="1in" fo:margin-right="0in" fo:margin-top="0in" fo:margin-bottom="0.0835in" loext:contextual-spacing="true" fo:line-height="100%" fo:text-indent="-0.25in" style:auto-text-indent="false"/>
    </style:style>
    <style:style style:name="P46" style:family="paragraph" style:parent-style-name="Standard" style:list-style-name="WWNum15">
      <style:paragraph-properties fo:margin-left="1in" fo:margin-right="0in" fo:margin-top="0in" fo:margin-bottom="0.0835in" loext:contextual-spacing="true" fo:line-height="100%" fo:text-indent="-0.25in" style:auto-text-indent="false"/>
    </style:style>
    <style:style style:name="P47" style:family="paragraph" style:parent-style-name="Standard" style:list-style-name="WWNum14">
      <style:paragraph-properties fo:margin-left="1in" fo:margin-right="0in" fo:margin-top="0in" fo:margin-bottom="0.0835in" loext:contextual-spacing="true" fo:line-height="100%" fo:text-indent="-0.25in" style:auto-text-indent="false"/>
    </style:style>
    <style:style style:name="P48" style:family="paragraph" style:parent-style-name="Standard" style:list-style-name="WWNum22">
      <style:paragraph-properties fo:margin-left="1in" fo:margin-right="0in" fo:margin-top="0in" fo:margin-bottom="0.0835in" loext:contextual-spacing="true" fo:line-height="100%" fo:text-indent="-0.25in" style:auto-text-indent="false"/>
    </style:style>
    <style:style style:name="P49" style:family="paragraph" style:parent-style-name="Standard" style:list-style-name="WWNum13">
      <style:paragraph-properties fo:margin-left="1in" fo:margin-right="0in" fo:text-indent="-0.25in" style:auto-text-indent="false"/>
    </style:style>
    <style:style style:name="P50" style:family="paragraph" style:parent-style-name="Standard">
      <style:paragraph-properties fo:margin-left="1in" fo:margin-right="0in" fo:margin-top="0in" fo:margin-bottom="0.0835in" loext:contextual-spacing="false" fo:line-height="100%" fo:text-align="justify" style:justify-single-word="false" fo:text-indent="-0.75in" style:auto-text-indent="false"/>
    </style:style>
    <style:style style:name="P51" style:family="paragraph" style:parent-style-name="Standard">
      <style:paragraph-properties fo:margin-left="0.9862in" fo:margin-right="0in" fo:margin-top="0in" fo:margin-bottom="0.0835in" loext:contextual-spacing="false" fo:line-height="10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-0.25in" style:auto-text-indent="false"/>
    </style:style>
    <style:style style:name="P53" style:family="paragraph" style:parent-style-name="Standard">
      <style:paragraph-properties fo:margin-left="0.75in" fo:margin-right="0in" fo:margin-top="0in" fo:margin-bottom="0in" loext:contextual-spacing="false" fo:text-indent="0in" style:auto-text-indent="false"/>
    </style:style>
    <style:style style:name="T1" style:family="text">
      <style:text-properties style:font-name="Arimo" style:text-underline-style="solid" style:text-underline-width="auto" style:text-underline-color="font-color" fo:font-weight="bold" style:font-name-asian="Arimo1" style:font-weight-asian="bold" style:font-name-complex="Arimo1"/>
    </style:style>
    <style:style style:name="T2" style:family="text">
      <style:text-properties style:font-name="Arimo" style:font-name-asian="Arimo1" style:font-name-complex="Arimo1"/>
    </style:style>
    <style:style style:name="T3" style:family="text">
      <style:text-properties style:font-name="Arimo" fo:font-weight="bold" style:font-name-asian="Arimo1" style:font-weight-asian="bold" style:font-name-complex="Arimo1"/>
    </style:style>
    <style:style style:name="T4" style:family="text">
      <style:text-properties fo:color="#3f3f3f" style:font-name="Arimo" style:text-underline-style="solid" style:text-underline-width="auto" style:text-underline-color="font-color" style:font-name-asian="Arimo1" style:font-name-complex="Arimo1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rial" style:font-name-asian="Arial2" style:font-name-complex="Arial2"/>
    </style:style>
    <style:style style:name="T7" style:family="text">
      <style:text-properties style:font-name="Arial" fo:font-weight="bold" style:font-name-asian="Arial2" style:font-weight-asian="bold" style:font-name-complex="Arial2"/>
    </style:style>
    <style:style style:name="T8" style:family="text">
      <style:text-properties style:font-name="Arial" style:text-underline-style="none" fo:font-weight="bold" style:font-name-asian="Arial2" style:font-weight-asian="bold" style:font-name-complex="Arial2"/>
    </style:style>
    <style:style style:name="T9" style:family="text">
      <style:text-properties style:font-name="Arial" style:text-underline-style="none" style:font-name-asian="Arial2" style:font-name-complex="Arial2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fo:background-color="#b6c6d7" loext:char-shading-value="0" style:font-name-asian="Arial2" style:font-size-asian="10pt" style:font-weight-asian="bold" style:font-name-complex="Arial2" style:font-size-complex="10pt"/>
    </style:style>
    <style:style style:name="T11" style:family="text">
      <style:text-properties fo:font-size="7pt" fo:font-weight="bold" style:font-size-asian="7pt" style:font-weight-asian="bold" style:font-size-complex="7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/>
    </style:style>
    <style:style style:name="T15" style:family="text">
      <style:text-properties fo:color="#1155cc" style:font-name="Arial" style:font-name-asian="Arial2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INUTA</text:span></text:p>
      <text:p text:style-name="P1"/>
      <text:p text:style-name="P3"><text:span text:style-name="T4">Minuta No. 005 de Gym Caoba </text:span></text:p>
      <text:p text:style-name="P3"><text:span text:style-name="T2"><text:tab/></text:span></text:p>
      <text:p text:style-name="P1"><text:span text:style-name="T2"><text:tab/>Fecha<text:tab/>: Miércoles 01 de Febrero</text:span></text:p>
      <text:p text:style-name="P1"><text:span text:style-name="T2"><text:tab/>Hora <text:tab/>: 8:30 </text:span></text:p>
      <text:p text:style-name="P1"><text:span text:style-name="T2"><text:tab/>Lugar<text:tab/>: Laboratorio C</text:span></text:p>
      <text:p text:style-name="P1"><text:span text:style-name="T2"><text:tab/></text:span></text:p>
      <text:p text:style-name="P7"><text:span text:style-name="T2">Siendo las 8:30 horas del día Miércoles 01 de Febrero de 2017, se reúne el grupo: </text:span><text:span text:style-name="T3">Gym Caoba</text:span><text:span text:style-name="T2">, en sesión extraordinaria previa citación realizada.</text:span></text:p>
      <text:p text:style-name="P7"><text:span text:style-name="T3">ASISTENTES:</text:span></text:p>
      <text:p text:style-name="P1"><text:span text:style-name="T2">La persona encargada que precede la reunión, <text:s/>Cristian Brenes G, pasó lista y determinó que había quórum.</text:span></text:p>
      <text:p text:style-name="P1"><text:span text:style-name="T2">Los asistentes a esta reunión son:</text:span></text:p>
      <text:p text:style-name="P1"/>
      <text:p text:style-name="P8"/>
      <text:p text:style-name="P8"/>
      <text:list xml:id="list1896214103379846610" text:style-name="WWNum5">
        <text:list-item>
          <text:p text:style-name="P11"><text:span text:style-name="T2">Karen Calderón C.<text:tab/><text:tab/><text:tab/>presente</text:span></text:p>
        </text:list-item>
      </text:list>
      <text:p text:style-name="P8"/>
      <text:list xml:id="list120808118278019" text:continue-numbering="true" text:style-name="WWNum5">
        <text:list-item>
          <text:p text:style-name="P11"><text:span text:style-name="T2">Luis Castillo <text:tab/><text:tab/><text:tab/><text:tab/>ausente</text:span></text:p>
        </text:list-item>
      </text:list>
      <text:p text:style-name="P9"/>
      <text:list xml:id="list120807579551214" text:continue-numbering="true" text:style-name="WWNum5">
        <text:list-item>
          <text:p text:style-name="P11"><text:bookmark text:name="_gjdgxs"/><text:span text:style-name="T2">Edwin Navarro B.<text:tab/><text:tab/><text:tab/>presente</text:span></text:p>
        </text:list-item>
      </text:list>
      <text:p text:style-name="P8"><text:soft-page-break/></text:p>
      <text:list xml:id="list120808009517136" text:continue-numbering="true" text:style-name="WWNum5">
        <text:list-item>
          <text:p text:style-name="P11"><text:span text:style-name="T2">Yunen Ramos R.<text:tab/><text:tab/><text:tab/>presente</text:span></text:p>
        </text:list-item>
      </text:list>
      <text:p text:style-name="P8"/>
      <text:p text:style-name="P30"/>
      <text:p text:style-name="P8"/>
      <text:p text:style-name="P1"/>
      <text:p text:style-name="P8"/>
      <text:p text:style-name="P7"><text:span text:style-name="T3">AGENDA:</text:span></text:p>
      <text:p text:style-name="P32"/>
      <text:p text:style-name="P1"><text:span text:style-name="T3">ASUNTOS:</text:span></text:p>
      <text:p text:style-name="P30"/>
      <text:list xml:id="list4439054342386874730" text:style-name="WWNum8">
        <text:list-item>
          <text:p text:style-name="P33"><text:span text:style-name="T3">Asuntos tratados y acuerdos tomados</text:span></text:p>
        </text:list-item>
      </text:list>
      <text:p text:style-name="P34"><text:span text:style-name="T2"><text:tab/><text:tab/></text:span></text:p>
      <text:list xml:id="list4373789609213730112" text:style-name="WWNum6">
        <text:list-item>
          <text:p text:style-name="P12"><text:span text:style-name="T3">Qué he hecho </text:span></text:p>
        </text:list-item>
        <text:list-item>
          <text:p text:style-name="P13"/>
        </text:list-item>
      </text:list>
      <text:p text:style-name="P34"><text:span text:style-name="T3">Base de datos:</text:span></text:p>
      <text:p text:style-name="P10"><text:span text:style-name="T6">Se eliminaron las tablas tbclientrecord, tbhoy,tbday, tbdayhourservice ytbrelationserviceschedule.</text:span></text:p>
      <text:p text:style-name="P10"><text:span text:style-name="T6">Se creó la tabla tbbuy con los atributos idbuy, brandbuy, modelbuy, quantitybuy, buydatebuy, invoicenumberbuy, providerbuy, pricebuy, buyerbuy, paymentbuy y seriesbuy.</text:span></text:p>
      <text:p text:style-name="P10"/>
      <text:p text:style-name="P10"><text:span text:style-name="T6">En la tabla tbuser se agregó el siguiente atributo:</text:span></text:p>
      <text:p text:style-name="P10"><text:span text:style-name="T7">startdateuser</text:span><text:span text:style-name="T6">: que hace referencia a la fecha de ingreso al gym ya sea a laborar o como cliente.</text:span></text:p>
      <text:p text:style-name="P10"><text:soft-page-break/><text:span text:style-name="T6">En la tabla tbperson: se cambió el atributo <text:s/></text:span><text:span text:style-name="T7">ageperson</text:span><text:span text:style-name="T6"> por </text:span><text:span text:style-name="T7">birthdayperson</text:span><text:span text:style-name="T6"> de tipo date.</text:span></text:p>
      <text:p text:style-name="P36"/>
      <text:p text:style-name="P10"><text:span text:style-name="T6">Se creó la tabla tbaddress:con los atributos:</text:span></text:p>
      <text:list xml:id="list3271908910588492783" text:style-name="WWNum12">
        <text:list-item>
          <text:p text:style-name="P38"><text:span text:style-name="T7"><text:s/>Idaddress</text:span></text:p>
        </text:list-item>
        <text:list-item>
          <text:p text:style-name="P38"><text:span text:style-name="T7">Neighborhoodaddress</text:span></text:p>
        </text:list-item>
      </text:list>
      <text:p text:style-name="P50"/>
      <text:p text:style-name="P10"><text:span text:style-name="T6">Se creó la tabla tbbuy con los siguientes atributos:</text:span></text:p>
      <text:list xml:id="list120809043317837" text:continue-numbering="true" text:style-name="WWNum12">
        <text:list-item>
          <text:p text:style-name="P39"><text:span text:style-name="T7">Idbuyequipment</text:span></text:p>
        </text:list-item>
        <text:list-item>
          <text:p text:style-name="P39"><text:span text:style-name="T11"><text:s text:c="2"/></text:span><text:span text:style-name="T7">Brandbuy</text:span></text:p>
        </text:list-item>
        <text:list-item>
          <text:p text:style-name="P39"><text:span text:style-name="T11"><text:s text:c="2"/></text:span><text:span text:style-name="T7">Modelbuy</text:span></text:p>
        </text:list-item>
        <text:list-item>
          <text:p text:style-name="P39"><text:span text:style-name="T11"><text:s text:c="2"/></text:span><text:span text:style-name="T7">Quantitybuy</text:span></text:p>
        </text:list-item>
        <text:list-item>
          <text:p text:style-name="P39"><text:span text:style-name="T7">Buydatebuy</text:span></text:p>
        </text:list-item>
        <text:list-item>
          <text:p text:style-name="P39"><text:span text:style-name="T7">Invoicenumberbuy</text:span></text:p>
        </text:list-item>
        <text:list-item>
          <text:p text:style-name="P39"><text:span text:style-name="T11"><text:s/></text:span><text:span text:style-name="T7">Providerbuy</text:span></text:p>
        </text:list-item>
        <text:list-item>
          <text:p text:style-name="P39"><text:span text:style-name="T11"><text:s text:c="2"/></text:span><text:span text:style-name="T7">Pricebuy</text:span></text:p>
        </text:list-item>
        <text:list-item>
          <text:p text:style-name="P39"><text:span text:style-name="T11"><text:s text:c="2"/></text:span><text:span text:style-name="T7">Buyerbuy</text:span></text:p>
        </text:list-item>
        <text:list-item>
          <text:p text:style-name="P39"><text:span text:style-name="T11"><text:s text:c="2"/></text:span><text:span text:style-name="T7">Paymentbuy</text:span></text:p>
        </text:list-item>
        <text:list-item>
          <text:p text:style-name="P39"><text:span text:style-name="T7">seriesbuy</text:span></text:p>
        </text:list-item>
      </text:list>
      <text:p text:style-name="P51"><text:span text:style-name="T6"><text:s/></text:span></text:p>
      <text:p text:style-name="P51"><text:span text:style-name="T6"><text:s/></text:span></text:p>
      <text:p text:style-name="P10"><text:span text:style-name="T6">Se actualizó la Tabla </text:span><text:span text:style-name="T7">tbinventory</text:span><text:span text:style-name="T6"> con los siguientes atributos:</text:span></text:p>
      <text:list xml:id="list4698683230345412460" text:style-name="WWNum1">
        <text:list-item>
          <text:p text:style-name="P40"><text:soft-page-break/><text:span text:style-name="T11"><text:s/></text:span><text:span text:style-name="T7">Idinventor</text:span><text:span text:style-name="T10">y</text:span></text:p>
        </text:list-item>
        <text:list-item>
          <text:p text:style-name="P40"><text:span text:style-name="T11"><text:s/></text:span><text:span text:style-name="T7">Idgoodsinventory</text:span></text:p>
        </text:list-item>
        <text:list-item>
          <text:p text:style-name="P40"><text:span text:style-name="T11"><text:s text:c="2"/></text:span><text:span text:style-name="T7">Statusinventory</text:span></text:p>
        </text:list-item>
        <text:list-item>
          <text:p text:style-name="P40"><text:span text:style-name="T11"><text:s/></text:span><text:span text:style-name="T7">Quantityinventory</text:span></text:p>
        </text:list-item>
        <text:list-item>
          <text:p text:style-name="P40"><text:span text:style-name="T11"><text:s/></text:span><text:span text:style-name="T7">Locationactveinventory</text:span></text:p>
        </text:list-item>
      </text:list>
      <text:p text:style-name="P10"><text:span text:style-name="T6"><text:s/></text:span></text:p>
      <text:p text:style-name="P10"><text:span text:style-name="T6">Se creó la Tabla t</text:span><text:a xlink:type="simple" xlink:href="http://localhost/phpmyadmin/sql.php?db=gymcaoba&amp;token=dccd0305de2fc49b0fae12212a1c3911&amp;table=tbstatusgoods&amp;pos=0" text:style-name="Internet_20_link" text:visited-style-name="Visited_20_Internet_20_Link"><text:span text:style-name="T15">bstatusgoods</text:span></text:a><text:span text:style-name="T6"> con los siguientes atributos:</text:span></text:p>
      <text:list xml:id="list8905978846445772470" text:style-name="WWNum7">
        <text:list-item>
          <text:list>
            <text:list-item>
              <text:p text:style-name="P41"><text:span text:style-name="T12"><text:s/></text:span><text:span text:style-name="T11"><text:s/></text:span><text:span text:style-name="T7">Idstatusgoods</text:span></text:p>
            </text:list-item>
            <text:list-item>
              <text:p text:style-name="P41"><text:span text:style-name="T11"><text:s text:c="2"/></text:span><text:span text:style-name="T7">statusstatusgoods</text:span></text:p>
            </text:list-item>
          </text:list>
        </text:list-item>
      </text:list>
      <text:p text:style-name="P10"/>
      <text:p text:style-name="P35"/>
      <text:p text:style-name="P34"><text:span text:style-name="T3">Capa domain:</text:span></text:p>
      <text:p text:style-name="P35"><text:span text:style-name="T6">Se creó la clase </text:span><text:span text:style-name="T7">ScheduleService.php</text:span><text:span text:style-name="T6">, contiene la siguiente información:</text:span></text:p>
      <text:list xml:id="list352297687051051892" text:style-name="WWNum2">
        <text:list-item>
          <text:p text:style-name="P14"><text:span text:style-name="T6">Atributos globales:</text:span></text:p>
          <text:list>
            <text:list-item>
              <text:p text:style-name="P42"><text:span text:style-name="T7">idScheduleService:</text:span><text:span text:style-name="T6"> Corresponde al identificador de la clase.</text:span></text:p>
            </text:list-item>
            <text:list-item>
              <text:p text:style-name="P42"><text:span text:style-name="T7">idcampusScheduleService:</text:span><text:span text:style-name="T6"> Identificador del campus.</text:span></text:p>
            </text:list-item>
            <text:list-item>
              <text:p text:style-name="P42"><text:span text:style-name="T7">idserviceScheduleService:</text:span><text:span text:style-name="T6"> Identificador del servicio.</text:span></text:p>
            </text:list-item>
            <text:list-item>
              <text:p text:style-name="P42"><text:span text:style-name="T7">dayScheduleService:</text:span><text:span text:style-name="T6"> Identificador del día.</text:span></text:p>
            </text:list-item>
            <text:list-item>
              <text:p text:style-name="P42"><text:span text:style-name="T7">hourScheduleService:</text:span><text:span text:style-name="T6"> Identificador de la hora.</text:span></text:p>
            </text:list-item>
            <text:list-item>
              <text:p text:style-name="P42"><text:span text:style-name="T7">dateScheduleService:</text:span><text:span text:style-name="T6"> Corresponde a la fecha. (yyyy-mm-dd).</text:span></text:p>
            </text:list-item>
          </text:list>
        </text:list-item>
        <text:list-item>
          <text:p text:style-name="P14"><text:span text:style-name="T6">Métodos:</text:span></text:p>
          <text:list>
            <text:list-item>
              <text:p text:style-name="P42"><text:soft-page-break/><text:span text:style-name="T7">Método constructor:</text:span><text:span text:style-name="T6"> Inicializa los atributos globales.</text:span></text:p>
            </text:list-item>
            <text:list-item>
              <text:p text:style-name="P42"><text:span text:style-name="T7">getIdScheduleService:</text:span><text:span text:style-name="T6"> Retorna el identificador de la clase.</text:span></text:p>
            </text:list-item>
            <text:list-item>
              <text:p text:style-name="P42"><text:span text:style-name="T7">getIdcampusScheduleService:</text:span><text:span text:style-name="T6"> Retorna el identificador del campus.</text:span></text:p>
            </text:list-item>
            <text:list-item>
              <text:p text:style-name="P42"><text:span text:style-name="T7">getIdserviceScheduleService:</text:span><text:span text:style-name="T6"> Retorna el identificador del servicio.</text:span></text:p>
            </text:list-item>
            <text:list-item>
              <text:p text:style-name="P42"><text:span text:style-name="T7">getDayScheduleService:</text:span><text:span text:style-name="T6"> Retorna el identificador del día.</text:span></text:p>
            </text:list-item>
            <text:list-item>
              <text:p text:style-name="P42"><text:span text:style-name="T7">getHourScheduleService:</text:span><text:span text:style-name="T6"> Retorna el identificador de la hora.</text:span></text:p>
            </text:list-item>
            <text:list-item>
              <text:p text:style-name="P42"><text:span text:style-name="T7">getDateScheduleService:</text:span><text:span text:style-name="T6"> Retorna la fecha.</text:span></text:p>
            </text:list-item>
            <text:list-item>
              <text:p text:style-name="P42"><text:span text:style-name="T7">setIdScheduleService($idScheduleService):</text:span><text:span text:style-name="T6"> Recibe por parámetro el identificador que se desea establecer para la clase.</text:span></text:p>
            </text:list-item>
            <text:list-item>
              <text:p text:style-name="P42"><text:span text:style-name="T7">setIdcampusScheduleService($idcampusScheduleService):</text:span><text:span text:style-name="T6"> Recibe por parámetro el identificador del campus que se desea establecer.</text:span></text:p>
            </text:list-item>
            <text:list-item>
              <text:p text:style-name="P42"><text:span text:style-name="T7">setIdserviceScheduleService($idserviceScheduleService):</text:span><text:span text:style-name="T6"> Recibe por parámetro el identificador del servicio que se desea establecer.</text:span></text:p>
            </text:list-item>
            <text:list-item>
              <text:p text:style-name="P42"><text:span text:style-name="T7">setDayScheduleService($dayScheduleService):</text:span><text:span text:style-name="T6"> Recibe por parámetro el identificador del día que se desea establecer.</text:span></text:p>
            </text:list-item>
            <text:list-item>
              <text:p text:style-name="P42"><text:span text:style-name="T7">setHourScheduleService($hourScheduleService):</text:span><text:span text:style-name="T6"> Recibe por parámetro el identificador de la hora que se desea establecer.</text:span></text:p>
            </text:list-item>
            <text:list-item>
              <text:p text:style-name="P42"><text:span text:style-name="T7">setDateScheduleService($dateScheduleService):</text:span><text:span text:style-name="T6"> Recibe por parámetro la fecha que se desea establecer.</text:span></text:p>
            </text:list-item>
          </text:list>
        </text:list-item>
      </text:list>
      <text:p text:style-name="P35"/>
      <text:p text:style-name="P35"/>
      <text:p text:style-name="P35"><text:span text:style-name="T6">Se creó la clase Buy.php con los atributos </text:span></text:p>
      <text:list xml:id="list3635867572946518448" text:style-name="WWNum16">
        <text:list-item>
          <text:p text:style-name="P15"><text:span text:style-name="T7">$idbuy, </text:span></text:p>
        </text:list-item>
        <text:list-item>
          <text:p text:style-name="P15"><text:span text:style-name="T7">$brandbuy, </text:span></text:p>
        </text:list-item>
        <text:list-item>
          <text:p text:style-name="P15"><text:span text:style-name="T7">$modelbuy, </text:span></text:p>
        </text:list-item>
        <text:list-item>
          <text:p text:style-name="P15"><text:span text:style-name="T7">$quantitybuy,</text:span></text:p>
        </text:list-item>
        <text:list-item>
          <text:p text:style-name="P15"><text:span text:style-name="T7">$buydatebuy,</text:span></text:p>
        </text:list-item>
        <text:list-item>
          <text:p text:style-name="P15"><text:soft-page-break/><text:span text:style-name="T7">$invoicenumberbuy,</text:span></text:p>
        </text:list-item>
        <text:list-item>
          <text:p text:style-name="P15"><text:span text:style-name="T7">$providerbuy,</text:span></text:p>
        </text:list-item>
        <text:list-item>
          <text:p text:style-name="P15"><text:span text:style-name="T7">$pricebuy,</text:span></text:p>
        </text:list-item>
        <text:list-item>
          <text:p text:style-name="P15"><text:span text:style-name="T7">$buyerbuy </text:span></text:p>
        </text:list-item>
        <text:list-item>
          <text:p text:style-name="P15"><text:span text:style-name="T7">$paymentbuy, </text:span></text:p>
        </text:list-item>
        <text:list-item>
          <text:p text:style-name="P15"><text:span text:style-name="T7">$seriesbuy.</text:span></text:p>
        </text:list-item>
      </text:list>
      <text:p text:style-name="P35"/>
      <text:p text:style-name="P35"><text:span text:style-name="T7">En la clase person: </text:span></text:p>
      <text:p text:style-name="P35"><text:span text:style-name="T6">se cambió el nombre de la variable ageperson por birthdayPerson, además se cambió el nombre de los métodos:</text:span></text:p>
      <text:p text:style-name="P52"><text:span text:style-name="T6">·</text:span><text:span text:style-name="T12"> <text:s text:c="8"/></text:span><text:span text:style-name="T6">setAgePerson(agePerson) por <text:s/>setBirthdayPerson($birthdayPerson)</text:span></text:p>
      <text:p text:style-name="P52"><text:span text:style-name="T6">·</text:span><text:span text:style-name="T12"> <text:s text:c="8"/></text:span><text:span text:style-name="T6">getAgePerson() <text:s/>por getBirthdayPerson()</text:span></text:p>
      <text:p text:style-name="P35"><text:span text:style-name="T6">En la clase user se creó la variable </text:span><text:span text:style-name="T7">starDate</text:span><text:span text:style-name="T6"> que hace referencia a la fecha en que ingresaron a trabajar o se registraron como clientes en <text:s/>el gym, además de los métodos set y get.</text:span></text:p>
      <text:p text:style-name="P52"><text:span text:style-name="T6">·</text:span><text:span text:style-name="T12"> <text:s text:c="8"/></text:span><text:span text:style-name="T6">setStarDate($starDate)</text:span></text:p>
      <text:p text:style-name="P52"><text:span text:style-name="T6">·</text:span><text:span text:style-name="T12"> <text:s text:c="8"/></text:span><text:span text:style-name="T6">getStarDate()</text:span></text:p>
      <text:p text:style-name="P35"><text:span text:style-name="T6">Se creó la clase Address, en esta clase de declaró las variables globales:</text:span></text:p>
      <text:p text:style-name="P52"><text:span text:style-name="T6">·</text:span><text:span text:style-name="T12"> <text:s text:c="8"/></text:span><text:span text:style-name="T6">$idAddress: que hace referencia al id de la tabla tbAddres</text:span></text:p>
      <text:p text:style-name="P52"><text:span text:style-name="T6">·</text:span><text:span text:style-name="T12"> <text:s text:c="8"/></text:span><text:span text:style-name="T6">$neighborhoodAddresss: hace referencia al nombre del barrio</text:span></text:p>
      <text:p text:style-name="P31"><text:span text:style-name="T6">Y se realizaron los métodos set y get:</text:span></text:p>
      <text:list xml:id="list57824882359293798" text:style-name="WWNum3">
        <text:list-item>
          <text:p text:style-name="P16"><text:span text:style-name="T7">getIdAddress():</text:span></text:p>
        </text:list-item>
        <text:list-item>
          <text:p text:style-name="P16"><text:span text:style-name="T7">getEighborhoodAddresss():</text:span></text:p>
        </text:list-item>
        <text:list-item>
          <text:p text:style-name="P16"><text:span text:style-name="T7">setIdAddress($idAddress):</text:span></text:p>
        </text:list-item>
      </text:list>
      <text:p text:style-name="P35"><text:soft-page-break/><text:span text:style-name="T6">Se creó la clase Buy con los siguientes atributos globales con sus respectivos métodos de set y get:</text:span></text:p>
      <text:list xml:id="list3250328306327922273" text:style-name="WWNum17">
        <text:list-item>
          <text:p text:style-name="P17"><text:span text:style-name="T12"><text:s/></text:span><text:span text:style-name="T7">Idbuyequipment</text:span></text:p>
        </text:list-item>
        <text:list-item>
          <text:p text:style-name="P17"><text:span text:style-name="T7"><text:s/>Brandbuy</text:span></text:p>
        </text:list-item>
        <text:list-item>
          <text:p text:style-name="P17"><text:span text:style-name="T7"><text:s/>Modelbuy</text:span></text:p>
        </text:list-item>
        <text:list-item>
          <text:p text:style-name="P17"><text:span text:style-name="T7"><text:s/>Quantitybuy</text:span></text:p>
        </text:list-item>
        <text:list-item>
          <text:p text:style-name="P17"><text:span text:style-name="T7">Buydatebuy</text:span></text:p>
        </text:list-item>
        <text:list-item>
          <text:p text:style-name="P17"><text:span text:style-name="T7">Invoicenumberbuy</text:span></text:p>
        </text:list-item>
        <text:list-item>
          <text:p text:style-name="P17"><text:span text:style-name="T7">Providerbuy</text:span></text:p>
        </text:list-item>
        <text:list-item>
          <text:p text:style-name="P17"><text:span text:style-name="T7">Pricebuy</text:span></text:p>
        </text:list-item>
        <text:list-item>
          <text:p text:style-name="P17"><text:span text:style-name="T7"><text:s/>Buyerbuy</text:span></text:p>
        </text:list-item>
        <text:list-item>
          <text:p text:style-name="P17"><text:span text:style-name="T7">Paymentbuy</text:span></text:p>
        </text:list-item>
      </text:list>
      <text:p text:style-name="P35"/>
      <text:p text:style-name="P35"/>
      <text:p text:style-name="P34"><text:span text:style-name="T3">Capa data:</text:span></text:p>
      <text:p text:style-name="P35"><text:span text:style-name="T6">Se actualizó la clase </text:span><text:span text:style-name="T7">ServiceDataphp</text:span><text:span text:style-name="T6">, se crearon los siguientes métodos:</text:span></text:p>
      <text:list xml:id="list8134461029349350447" text:style-name="WWNum9">
        <text:list-item>
          <text:p text:style-name="P18"><text:span text:style-name="T7">renewService($service):</text:span><text:span text:style-name="T6"> Recibe por parámetro el servicio que se desea renovar. Actualiza en la base la fecha de inicio y fin del servicio recibido por parámetro, con los valores correspondientes.</text:span></text:p>
        </text:list-item>
      </text:list>
      <text:p text:style-name="P35"><text:span text:style-name="T6">Se creó la clase </text:span><text:span text:style-name="T7">SendEmailData.php</text:span><text:span text:style-name="T6">, contiene los siguientes elementos:</text:span></text:p>
      <text:list xml:id="list8388686824510400218" text:style-name="WWNum18">
        <text:list-item>
          <text:p text:style-name="P19"><text:span text:style-name="T6">Atributos:</text:span></text:p>
          <text:list>
            <text:list-item>
              <text:p text:style-name="P43"><text:span text:style-name="T6">connection: Permite crear la conexión con la base de datos.</text:span></text:p>
            </text:list-item>
            <text:list-item>
              <text:p text:style-name="P43"><text:span text:style-name="T6">serviceData: Permite la comunicación con la clase ServiceData.php, con el fin de obtener información relacionada al servicio, como el nombre y fecha de finalización del mismo.</text:span></text:p>
            </text:list-item>
          </text:list>
        </text:list-item>
        <text:list-item>
          <text:p text:style-name="P19"><text:span text:style-name="T6">Métodos:</text:span></text:p>
          <text:list>
            <text:list-item>
              <text:p text:style-name="P43"><text:soft-page-break/><text:span text:style-name="T7">Método constructor:</text:span><text:span text:style-name="T6"> Inicializa los atributos globales.</text:span></text:p>
            </text:list-item>
            <text:list-item>
              <text:p text:style-name="P43"><text:span text:style-name="T7">sendEmail($idService):</text:span><text:span text:style-name="T6"> Recibe por parámetro el identificador del servicio. Envía un correo a cada uno de los clientes que están inscritos a dicho servicio.</text:span></text:p>
            </text:list-item>
            <text:list-item>
              <text:p text:style-name="P43"><text:span text:style-name="T7">getInvertDate($date):</text:span><text:span text:style-name="T6"> Recibe por parámetro un String que contiene una fecha en formato: “yyyy-mm-dd” y la retorna con el formato: “dd-mm-yyyy”.</text:span></text:p>
            </text:list-item>
          </text:list>
        </text:list-item>
      </text:list>
      <text:p text:style-name="P35"><text:span text:style-name="T6">Se eliminó la clase </text:span><text:span text:style-name="T7">ScheduleData.php</text:span><text:span text:style-name="T6">.</text:span></text:p>
      <text:p text:style-name="P35"><text:span text:style-name="T6">Se creó la clase </text:span><text:span text:style-name="T7">ScheduleServiceData.php</text:span><text:span text:style-name="T6">, contiene la siguiente información:</text:span></text:p>
      <text:list xml:id="list696215557520826829" text:style-name="WWNum10">
        <text:list-item>
          <text:p text:style-name="P20"><text:span text:style-name="T6">Atributos:</text:span></text:p>
          <text:list>
            <text:list-item>
              <text:p text:style-name="P44"><text:span text:style-name="T7">connection:</text:span><text:span text:style-name="T6"> Permite establecer la conexión con la base de datos.</text:span></text:p>
            </text:list-item>
          </text:list>
        </text:list-item>
        <text:list-item>
          <text:p text:style-name="P20"><text:span text:style-name="T6">Métodos:</text:span></text:p>
          <text:list>
            <text:list-item>
              <text:p text:style-name="P44"><text:span text:style-name="T7">Método constructor:</text:span><text:span text:style-name="T6"> Inicializa los atributos globales.</text:span></text:p>
            </text:list-item>
            <text:list-item>
              <text:p text:style-name="P44"><text:span text:style-name="T7">getDatePerWeek($startDate,$endDate,$idCampus):</text:span><text:span text:style-name="T6"> Recibe por parámetro la fecha de inicio, fecha de fin y el identificador del campus. Retorna un arreglo de tipo </text:span><text:span text:style-name="T7">ScheduleService</text:span><text:span text:style-name="T6">, con los horarios existentes en la base de datos en el rango establecido para el campus recibido por parámetro.</text:span></text:p>
            </text:list-item>
            <text:list-item>
              <text:p text:style-name="P44"><text:span text:style-name="T7">getDateForScheduleService($dateStart,$dateFinish,$day):</text:span><text:span text:style-name="T6"> Recibe por parámetro la fecha de inicio, fecha de fin y el día. Retorna un string con todas las fechas para el día recibido. Por ejemplo: Calcular la fecha de todos los lunes en el presente año.</text:span></text:p>
            </text:list-item>
            <text:list-item>
              <text:p text:style-name="P44"><text:span text:style-name="T7">insertScheduleService($scheduleService):</text:span><text:span text:style-name="T6"> Recibe por parámetro un objeto de tipo </text:span><text:span text:style-name="T7">ScheduleService</text:span><text:span text:style-name="T6">. Ingresa en la base de datos el horario recibido por parámetro.</text:span></text:p>
            </text:list-item>
            <text:list-item>
              <text:p text:style-name="P44"><text:span text:style-name="T7">deleteSchedule($scheduleService):</text:span><text:span text:style-name="T6"> Recibe por parámetro un objeto de tipo </text:span><text:span text:style-name="T7">ScheduleService</text:span><text:span text:style-name="T6">. Elimina de la base de datos el horario recibido por parámetro.</text:span></text:p>
            </text:list-item>
            <text:list-item>
              <text:p text:style-name="P44"><text:span text:style-name="T7">getLastID($table):</text:span><text:span text:style-name="T6"> Recibe por parámetro el nombre de la tabla. Retorna el último identificador que se puede asignar.</text:span></text:p>
            </text:list-item>
          </text:list>
        </text:list-item>
      </text:list>
      <text:p text:style-name="P10"/>
      <text:p text:style-name="P10"><text:span text:style-name="T6">Se creó la tabla buyData con los métodos insertBuy($buy) para ingresar, updateBuy($buy) para actualizar y returnAll() para retornar todas las compras. </text:span></text:p>
      <text:p text:style-name="P10"/>
      <text:p text:style-name="P10"><text:span text:style-name="T6"><text:s/>Se creó la clase AddressData con los siguientes métodos:</text:span></text:p>
      <text:p text:style-name="P10"><text:span text:style-name="T7">getAllAddress():</text:span><text:span text:style-name="T6"> realiza la consulta <text:s/>a bd para obtener todos los registros en la tbAddress.</text:span></text:p>
      <text:p text:style-name="P10"><text:span text:style-name="T7">insertAddress($address):</text:span><text:span text:style-name="T6"> registra una nueva dirección en la bd.</text:span></text:p>
      <text:p text:style-name="P10"><text:span text:style-name="T7">updateAddress($adddress):</text:span><text:span text:style-name="T6"> realiza la consulta <text:s/>a bd para actualizar una dirección existente.</text:span></text:p>
      <text:p text:style-name="P10"><text:soft-page-break/><text:span text:style-name="T7">deleteAddress($idAddress);</text:span><text:span text:style-name="T6"> elimina una dirección existente en la bd.</text:span></text:p>
      <text:p text:style-name="P10"><text:span text:style-name="T7">getMaxId(): </text:span><text:span text:style-name="T6">realiza la consulta <text:s/>a bd para obtener el máximo id de la tabla tbAddress </text:span></text:p>
      <text:p text:style-name="P35"/>
      <text:p text:style-name="P35"/>
      <text:p text:style-name="P34"><text:span text:style-name="T3">Capa business:</text:span></text:p>
      <text:p text:style-name="P35"/>
      <text:p text:style-name="P35"><text:span text:style-name="T6">Se creó la clase BuyBusiness con los métodos insertBuy($buy) para ingresar, updateBuy($buy) para actualizar y returnAll() para retornar todas las compras.</text:span></text:p>
      <text:p text:style-name="P35"><text:span text:style-name="T6">Se creó la clase BuyInsertAction <text:s/>para insertar una nueva compra.</text:span></text:p>
      <text:p text:style-name="P35"><text:span text:style-name="T6">Se creó la clase BuyUpdateAction <text:s/>para actualizar detalles de una compra.</text:span></text:p>
      <text:p text:style-name="P35"/>
      <text:p text:style-name="P35"><text:span text:style-name="T6">Se actualizó la clase </text:span><text:span text:style-name="T7">ServiceBusiness.php</text:span><text:span text:style-name="T6">, calcula la fecha final de un servicio con base en un String con la fecha inicial y el rango seleccionado.</text:span></text:p>
      <text:p text:style-name="P35"><text:span text:style-name="T6">Se creó la clase SendEmailBusiness.php, que facilita la comunicación con la clase </text:span><text:span text:style-name="T7">SendEmailData.php</text:span><text:span text:style-name="T6">.</text:span></text:p>
      <text:p text:style-name="P35"><text:span text:style-name="T6">Se eliminó la clase </text:span><text:span text:style-name="T7">ScheduleBusiness.php</text:span><text:span text:style-name="T6">.</text:span></text:p>
      <text:p text:style-name="P35"><text:span text:style-name="T6">Se creó la clase </text:span><text:span text:style-name="T7">ScheduleServiceBusiness.php</text:span><text:span text:style-name="T6">, facilita la comunicación con la clase </text:span><text:span text:style-name="T7">ScheduleServiceData</text:span><text:span text:style-name="T6">.</text:span></text:p>
      <text:p text:style-name="P34"><text:span text:style-name="T3">Capa presentation:</text:span></text:p>
      <text:p text:style-name="P34"><text:span text:style-name="T6">Se <text:s/>creó <text:s/>la vista BuyView para ingresar y actualizar compras.</text:span></text:p>
      <text:p text:style-name="P34"><text:span text:style-name="T6">Se actualizó la clase </text:span><text:span text:style-name="T7">CreateService.php</text:span><text:span text:style-name="T6">, se eliminaron las siguientes funciones:</text:span></text:p>
      <text:list xml:id="list6622437679237537972" text:style-name="WWNum19">
        <text:list-item>
          <text:p text:style-name="P22"><text:span text:style-name="T6">getMoneyInt</text:span></text:p>
        </text:list-item>
        <text:list-item>
          <text:p text:style-name="P22"><text:span text:style-name="T6">getDateInvert</text:span></text:p>
        </text:list-item>
      </text:list>
      <text:p text:style-name="P34"><text:span text:style-name="T6">Se actualizó la clase </text:span><text:span text:style-name="T7">ViewService.php</text:span><text:span text:style-name="T6">, se actualizó la siguiente información:</text:span></text:p>
      <text:list xml:id="list8957987413752456635" text:style-name="WWNum4">
        <text:list-item>
          <text:p text:style-name="P23"><text:span text:style-name="T6">Se eliminó la siguiente función:</text:span></text:p>
          <text:list>
            <text:list-item>
              <text:p text:style-name="P45"><text:soft-page-break/><text:span text:style-name="T6">deleteService(currentRow)</text:span></text:p>
            </text:list-item>
          </text:list>
        </text:list-item>
        <text:list-item>
          <text:p text:style-name="P23"><text:span text:style-name="T6">Se agregó la siguiente función:</text:span></text:p>
          <text:list>
            <text:list-item>
              <text:p text:style-name="P45"><text:span text:style-name="T7">getServiceByState(data):</text:span><text:span text:style-name="T6"> Recibe por parámetros el arreglo que devuelve la capa Business, agrega en la tabla de servicios los que cumplen con los criterios seleccionados por el administrador en el combo de “</text:span><text:span text:style-name="T7">View by state</text:span><text:span text:style-name="T6">”.</text:span></text:p>
            </text:list-item>
          </text:list>
        </text:list-item>
      </text:list>
      <text:p text:style-name="P34"><text:span text:style-name="T6">Se creó la clase </text:span><text:span text:style-name="T7">RenewService.php</text:span><text:span text:style-name="T6">, se encarga de mostrar la vista para poder renovar las fechas de un servicio. Contiene las siguientes funciones:</text:span></text:p>
      <text:list xml:id="list8491921108839099168" text:style-name="WWNum15">
        <text:list-item>
          <text:p text:style-name="P24"><text:span text:style-name="T7">getCurrentService:</text:span><text:span text:style-name="T6"> Retorna la información del servicio actual.</text:span></text:p>
        </text:list-item>
        <text:list-item>
          <text:p text:style-name="P24"><text:span text:style-name="T7">validation:</text:span><text:span text:style-name="T6"> Se encarga de llamar métodos del script de validaciones.</text:span></text:p>
        </text:list-item>
        <text:list-item>
          <text:p text:style-name="P24"><text:span text:style-name="T6">Hace uso de las siguientes funciones del script </text:span><text:span text:style-name="T7">jsValidation</text:span><text:span text:style-name="T6">:</text:span></text:p>
          <text:list>
            <text:list-item>
              <text:p text:style-name="P46"><text:span text:style-name="T7">validateEmptyField</text:span></text:p>
            </text:list-item>
            <text:list-item>
              <text:p text:style-name="P46"><text:span text:style-name="T7">validateDate</text:span></text:p>
            </text:list-item>
            <text:list-item>
              <text:p text:style-name="P46"><text:span text:style-name="T7">compareDateWithCurrentDate</text:span></text:p>
            </text:list-item>
          </text:list>
        </text:list-item>
        <text:list-item>
          <text:p text:style-name="P24"><text:span text:style-name="T6">Hace uso de las siguientes funciones del script </text:span><text:span text:style-name="T7">jsMessage</text:span><text:span text:style-name="T6">:</text:span></text:p>
          <text:list>
            <text:list-item>
              <text:p text:style-name="P46"><text:span text:style-name="T7">getErrorMessage</text:span></text:p>
            </text:list-item>
            <text:list-item>
              <text:p text:style-name="P46"><text:span text:style-name="T7">getWaitMessage</text:span></text:p>
            </text:list-item>
            <text:list-item>
              <text:p text:style-name="P46"><text:span text:style-name="T7">getSuccessfullyInsertedMessage</text:span></text:p>
            </text:list-item>
          </text:list>
        </text:list-item>
      </text:list>
      <text:p text:style-name="P34"><text:span text:style-name="T6">Dichas funciones se explican en el apartado de JS del presente documento.</text:span></text:p>
      <text:p text:style-name="P34"><text:span text:style-name="T6">Se creó la clase </text:span><text:span text:style-name="T7">CancelService.php</text:span><text:span text:style-name="T6">, se encarga de mostrar la vista para poder cancelar servicios. Contiene las siguientes funciones:</text:span></text:p>
      <text:list xml:id="list120808934370390" text:continue-numbering="true" text:style-name="WWNum15">
        <text:list-item>
          <text:p text:style-name="P24"><text:span text:style-name="T7">getCurrentService:</text:span><text:span text:style-name="T6"> Retorna la información del servicio actual.</text:span></text:p>
        </text:list-item>
        <text:list-item>
          <text:p text:style-name="P24"><text:span text:style-name="T7">validation:</text:span><text:span text:style-name="T6"> Se encarga de llamar métodos del script de validaciones.</text:span></text:p>
        </text:list-item>
        <text:list-item>
          <text:p text:style-name="P24"><text:span text:style-name="T6">Hace uso de las siguientes funciones del script </text:span><text:span text:style-name="T7">jsValidation</text:span><text:span text:style-name="T6">:</text:span></text:p>
          <text:list>
            <text:list-item>
              <text:p text:style-name="P46"><text:span text:style-name="T7">validateEmptyField</text:span></text:p>
            </text:list-item>
            <text:list-item>
              <text:p text:style-name="P46"><text:span text:style-name="T7">validateDate</text:span></text:p>
            </text:list-item>
            <text:list-item>
              <text:p text:style-name="P46"><text:soft-page-break/><text:span text:style-name="T7">compareDate</text:span></text:p>
            </text:list-item>
          </text:list>
        </text:list-item>
        <text:list-item>
          <text:p text:style-name="P24"><text:span text:style-name="T6">Hace uso de las siguientes funciones del script </text:span><text:span text:style-name="T7">jsMessage</text:span><text:span text:style-name="T6">:</text:span></text:p>
          <text:list>
            <text:list-item>
              <text:p text:style-name="P46"><text:span text:style-name="T7">getErrorMessage</text:span></text:p>
            </text:list-item>
            <text:list-item>
              <text:p text:style-name="P46"><text:span text:style-name="T7">getWaitMessage</text:span></text:p>
            </text:list-item>
            <text:list-item>
              <text:p text:style-name="P46"><text:span text:style-name="T7">getSuccessfullyInsertedMessage</text:span></text:p>
            </text:list-item>
            <text:list-item>
              <text:p text:style-name="P46"><text:span text:style-name="T7">getRemoveMessage</text:span></text:p>
            </text:list-item>
          </text:list>
        </text:list-item>
      </text:list>
      <text:p text:style-name="P34"><text:span text:style-name="T6">Dichas funciones se explican en el apartado de JS del presente documento.</text:span></text:p>
      <text:p text:style-name="P34"><text:span text:style-name="T6">Se creó la clase </text:span><text:span text:style-name="T7">ScheduleCampus.php</text:span><text:span text:style-name="T6">, se encarga de mostrar un horario dinámico para las salas del gimnasio, contiene las siguientes funciones:</text:span></text:p>
      <text:list xml:id="list6689119368424942797" text:style-name="WWNum14">
        <text:list-item>
          <text:p text:style-name="P25"><text:span text:style-name="T7">getScheduleByCampus(idCampus):</text:span><text:span text:style-name="T6"> Recibe por parámetro el identificador de la sala. Muestra el horario correspondiente para la sala recibida.</text:span></text:p>
        </text:list-item>
        <text:list-item>
          <text:p text:style-name="P25"><text:span text:style-name="T7">fillTableSchedule:</text:span><text:span text:style-name="T6"> Llena la tabla de horarios.</text:span></text:p>
        </text:list-item>
        <text:list-item>
          <text:p text:style-name="P25"><text:span text:style-name="T7">searchInArrayDB(hour,day):</text:span><text:span text:style-name="T6"> Recibe por parámetro el identificador de la hora y del día. Retorna el valor correspondiente al servicio que se da en las horas recibidas.</text:span></text:p>
        </text:list-item>
        <text:list-item>
          <text:p text:style-name="P25"><text:span text:style-name="T7">searchInArraySchedule(array,hour,day):</text:span><text:span text:style-name="T6"> Recibe por parámetro un arreglo, el identificador de la hora y el identificador del día. Retorna un booleano indicando si existe o no esos valores en el arreglo.</text:span></text:p>
        </text:list-item>
        <text:list-item>
          <text:p text:style-name="P25"><text:span text:style-name="T7">getNameService(idService):</text:span><text:span text:style-name="T6"> Recibe por parámetro el identificador del servicio. Retorna un String con el nombre del servicio correspondiente.</text:span></text:p>
        </text:list-item>
        <text:list-item>
          <text:p text:style-name="P25"><text:span text:style-name="T7">addToArray(idField):</text:span><text:span text:style-name="T6"> Recibe por parámetro un String. Agrega el String recibido al arreglo correspondiente (agregar/eliminar).</text:span></text:p>
        </text:list-item>
        <text:list-item>
          <text:p text:style-name="P25"><text:span text:style-name="T6">Hace uso de las siguientes funciones del script </text:span><text:span text:style-name="T7">jsMessage</text:span><text:span text:style-name="T6">:</text:span></text:p>
          <text:list>
            <text:list-item>
              <text:p text:style-name="P47"><text:span text:style-name="T7">getErrorMessage</text:span></text:p>
            </text:list-item>
            <text:list-item>
              <text:p text:style-name="P47"><text:span text:style-name="T7">getWaitMessage</text:span></text:p>
            </text:list-item>
          </text:list>
        </text:list-item>
      </text:list>
      <text:p text:style-name="P34"><text:span text:style-name="T6">Dichas funciones se explican en el apartado de JS del presente documento.</text:span></text:p>
      <text:p text:style-name="P34"/>
      <text:p text:style-name="P37"><text:span text:style-name="T6">Se creó la clase AddressBusiness: que contiene los siguientes métodos:</text:span></text:p>
      <text:p text:style-name="P37"><text:span text:style-name="T7">getAllAddress():</text:span><text:span text:style-name="T6"> obtiene todos los registros en la tbAddress.</text:span></text:p>
      <text:p text:style-name="P37"><text:soft-page-break/><text:span text:style-name="T7">insertAddress($address)</text:span><text:span text:style-name="T6">: registra una nueva dirección en la bd.</text:span></text:p>
      <text:p text:style-name="P37"><text:span text:style-name="T7">updateAddress($adddress):</text:span><text:span text:style-name="T6"> actualiza una dirección existente.</text:span></text:p>
      <text:p text:style-name="P37"><text:span text:style-name="T7">deleteAddress($idAddress);</text:span><text:span text:style-name="T6"> elimina una dirección existente.</text:span></text:p>
      <text:p text:style-name="P37"><text:span text:style-name="T7">getMaxId():</text:span><text:span text:style-name="T6"> obtiene el máximo id de la tabla tbAddress </text:span></text:p>
      <text:p text:style-name="P34"/>
      <text:p text:style-name="P34"/>
      <text:p text:style-name="P34"><text:span text:style-name="T3">JS:</text:span></text:p>
      <text:p text:style-name="P35"><text:span text:style-name="T6">Se creó la clase </text:span><text:span text:style-name="T7">jsMessage.js</text:span><text:span text:style-name="T6">, contiene las siguientes funciones:</text:span></text:p>
      <text:list xml:id="list6995690569028805730" text:style-name="WWNum20">
        <text:list-item>
          <text:p text:style-name="P21"><text:span text:style-name="T7">getErrorMessage(idError):</text:span><text:span text:style-name="T6"> Recibe por parámetros el identificador del mensaje de error que se desea obtener. Retorna un string que contiene el mensaje de error.</text:span></text:p>
        </text:list-item>
        <text:list-item>
          <text:p text:style-name="P21"><text:span text:style-name="T7">getSuccessfullyInsertedMessage(idSuccess):</text:span><text:span text:style-name="T6"> Recibe por parámetro el identificador del mensaje de ingreso exitoso que se desea obtener. Retorna un string que contiene el mensaje de ingreso exitoso.</text:span></text:p>
        </text:list-item>
        <text:list-item>
          <text:p text:style-name="P21"><text:span text:style-name="T7">getRemoveMessage(idRemove):</text:span><text:span text:style-name="T6"> Recibe por parámetro el identificador del mensaje de removido exitoso que se desea obtener. Retorna un string que contiene el mensaje de removido exitoso.</text:span></text:p>
        </text:list-item>
        <text:list-item>
          <text:p text:style-name="P21"><text:span text:style-name="T7">getWaitMessage:</text:span><text:span text:style-name="T6"> Retorna un string que contiene el mensaje de espere.</text:span></text:p>
        </text:list-item>
      </text:list>
      <text:p text:style-name="P34"><text:span text:style-name="T6">Se creó la clase </text:span><text:span text:style-name="T7">jsValidation.js</text:span><text:span text:style-name="T6">, contiene las siguientes funciones:</text:span></text:p>
      <text:list xml:id="list6021099054599331133" text:style-name="WWNum21">
        <text:list-item>
          <text:p text:style-name="P26"><text:span text:style-name="T7">validateEmptyField(valueField):</text:span><text:span text:style-name="T6"> Recibe por parámetro un String. Retorna un valor booleano, true si el valor recibido está vacío y false en caso contrario.</text:span></text:p>
        </text:list-item>
        <text:list-item>
          <text:p text:style-name="P26"><text:span text:style-name="T7">validateMaxLengthField(valueField,maxLength):</text:span><text:span text:style-name="T6"> Recibe por parámetro un String y un int, que corresponden al texto a validar el la longitud máxima que puede tener. Retorna un valor booleano, true si el valor recibido posee una longitud mayor permitido y false en caso contrario.</text:span></text:p>
        </text:list-item>
        <text:list-item>
          <text:p text:style-name="P26"><text:span text:style-name="T7">validateNumberField(valueField):</text:span><text:span text:style-name="T6"> Recibe por parámetro un String. Retorna un valor booleano, true si el valor recibido puede convertirse en un número válido mayor que cero y false en caso contrario.</text:span></text:p>
        </text:list-item>
        <text:list-item>
          <text:p text:style-name="P26"><text:span text:style-name="T7">validateDate(valueField):</text:span><text:span text:style-name="T6"> Recibe por parámetro un String. Retorna un valor booleano, true si el valor recibido puede convertirse en una fecha válida y false en caso contrario.</text:span></text:p>
        </text:list-item>
        <text:list-item>
          <text:p text:style-name="P26"><text:span text:style-name="T7">compareDateWithCurrentDate(valueField):</text:span><text:span text:style-name="T6"> Recibe por parámetro un String que contiene una fecha. Verifica que la fecha recibida por parámetro sea igual o superior a la fecha actual del sistema, retorna true si es mayor o igual y false en caso contrario.</text:span></text:p>
        </text:list-item>
        <text:list-item>
          <text:p text:style-name="P26"><text:span text:style-name="T7">compareDate(oldFinishDate,newFinishDate):</text:span><text:span text:style-name="T6"> Recibe por parámetro dos String, cada uno corresponde a una fecha. Verifica que el oldFinishDate sea mayor que el newFinishDate. Retorna un true si newFinishDate es mayor que oldFinishDate.</text:span></text:p>
        </text:list-item>
      </text:list>
      <text:p text:style-name="P34"><text:span text:style-name="T6">Se actualizó la clase </text:span><text:span text:style-name="T7">jsService.js</text:span><text:span text:style-name="T6">, se agregaron las siguientes funciones:</text:span></text:p>
      <text:list xml:id="list6724969772532720543" text:style-name="WWNum11">
        <text:list-item>
          <text:p text:style-name="P27"><text:span text:style-name="T7">getMoneyInt(money):</text:span><text:span text:style-name="T6"> Recibe por parámetro un String que contiene el símbolo de colones y puntos decimales. Retorna un String que contiene el número recibido pero sin símbolo de colones ni puntos decimales, con el fin de poder ingresarlo en un campo de tipo int.</text:span></text:p>
        </text:list-item>
        <text:list-item>
          <text:p text:style-name="P27"><text:soft-page-break/><text:span text:style-name="T7">getDateInvert(date):</text:span><text:span text:style-name="T6"> Recibe por parámetro un String que contiene una fecha en formato: “dd-mm-yyyy”. Retorna un String que contiene la fecha en formato: “yyyy-mm-dd”, con el fin de poder facilitar cualquier proceso que se tenga que realizar con dicha fecha en la capa de business o data.</text:span></text:p>
        </text:list-item>
      </text:list>
      <text:p text:style-name="P34"><text:span text:style-name="T6">Se actualizó la clase </text:span><text:span text:style-name="T7">jsSchedule.js</text:span><text:span text:style-name="T6">,específicamente la siguiente información:</text:span></text:p>
      <text:list xml:id="list1768802098067008133" text:style-name="WWNum22">
        <text:list-item>
          <text:p text:style-name="P28"><text:span text:style-name="T6">Se eliminaron las siguientes funciones:</text:span></text:p>
          <text:list>
            <text:list-item>
              <text:p text:style-name="P48"><text:span text:style-name="T6">getSelectAllScheduleByCampusDay</text:span></text:p>
            </text:list-item>
            <text:list-item>
              <text:p text:style-name="P48"><text:span text:style-name="T6">insertScheduleByService</text:span></text:p>
            </text:list-item>
            <text:list-item>
              <text:p text:style-name="P48"><text:span text:style-name="T6">hideOptionSelect</text:span></text:p>
            </text:list-item>
            <text:list-item>
              <text:p text:style-name="P48"><text:span text:style-name="T6">insertGUI</text:span></text:p>
            </text:list-item>
            <text:list-item>
              <text:p text:style-name="P48"><text:span text:style-name="T6">deleteScheduleByService</text:span></text:p>
            </text:list-item>
            <text:list-item>
              <text:p text:style-name="P48"><text:span text:style-name="T6">getRowTableCurrentSchedule</text:span></text:p>
            </text:list-item>
          </text:list>
        </text:list-item>
        <text:list-item>
          <text:p text:style-name="P28"><text:span text:style-name="T6">Se agregó la siguiente función:</text:span></text:p>
          <text:list>
            <text:list-item>
              <text:p text:style-name="P48"><text:span text:style-name="T7">getDay(idDay):</text:span><text:span text:style-name="T6"> Recibe por parámetro un String que contiene el identificador del día. Retorna un String con el nombre del día.</text:span></text:p>
            </text:list-item>
          </text:list>
        </text:list-item>
      </text:list>
      <text:p text:style-name="P34"><text:span text:style-name="T3">Resources:</text:span></text:p>
      <text:p text:style-name="P34"><text:span text:style-name="T6">Se agregó la librería PHPMailer, que permite el envío de correos desde PHP.</text:span></text:p>
      <text:list xml:id="list120807377413630" text:continue-list="list4373789609213730112" text:style-name="WWNum6">
        <text:list-item>
          <text:p text:style-name="P12"><text:span text:style-name="T3">Qué voy a hacer. </text:span><text:span text:style-name="T2"><text:s/></text:span></text:p>
        </text:list-item>
        <text:list-item>
          <text:p text:style-name="P12"><text:span text:style-name="T3">Impedimentos <text:s/></text:span></text:p>
        </text:list-item>
        <text:list-item>
          <text:p text:style-name="P29"><text:span text:style-name="T3">Tareas realizadas que no fueron planeadas</text:span><text:span text:style-name="T2">. </text:span></text:p>
        </text:list-item>
        <text:list-item>
          <text:p text:style-name="P29"><text:span text:style-name="T2">Horario dinámico por salas para el administrador, en la misma vista el administrador puede agregar/remover servicios en el horario del campus que seleccione.</text:span></text:p>
        </text:list-item>
      </text:list>
      <text:list xml:id="list120807310005109" text:continue-list="list4439054342386874730" text:style-name="WWNum8">
        <text:list-item>
          <text:p text:style-name="P33"><text:span text:style-name="T3">Asuntos Pendientes</text:span></text:p>
        </text:list-item>
      </text:list>
      <text:p text:style-name="P53"/>
      <text:list xml:id="list120808298132323" text:continue-numbering="true" text:style-name="WWNum8">
        <text:list-item>
          <text:p text:style-name="P33"><text:span text:style-name="T3">Asuntos Nuevos</text:span></text:p>
        </text:list-item>
      </text:list>
      <text:p text:style-name="P53"/>
      <text:list xml:id="list430194486347964688" text:style-name="WWNum13">
        <text:list-item>
          <text:p text:style-name="P49"><text:soft-page-break/><text:span text:style-name="T2">Módulos funcionales nuevos que <text:s/>a la luz de las discusiones van siendo pertinentes de desarrollar, aún cuando no necesariamente lleguen a implementarse. No comprometen un hito de desarrollo</text:span></text:p>
        </text:list-item>
      </text:list>
      <text:p text:style-name="P53"/>
      <text:p text:style-name="Standard"/>
      <text:p text:style-name="P5"/>
      <text:list xml:id="list120808848027778" text:continue-list="list120808298132323" text:style-name="WWNum8">
        <text:list-item>
          <text:p text:style-name="P33"><text:span text:style-name="T3">Cumplimiento de tareas asignada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2"><text:span text:style-name="T5">Tarea </text:span></text:p>
          </table:table-cell>
          <table:table-cell table:style-name="Table1.A1" office:value-type="string">
            <text:p text:style-name="P2"><text:span text:style-name="T5">Responsable</text:span></text:p>
          </table:table-cell>
          <table:table-cell table:style-name="Table1.A1" office:value-type="string">
            <text:p text:style-name="P2"><text:span text:style-name="T5">Grado de conclusión</text:span></text:p>
          </table:table-cell>
          <table:table-cell table:style-name="Table1.D1" office:value-type="string">
            <text:p text:style-name="P2"><text:span text:style-name="T5">Nota</text:span></text:p>
          </table:table-cell>
        </table:table-row>
        <table:table-row table:style-name="Table1.1">
          <table:table-cell table:style-name="Table1.A2" office:value-type="string">
            <text:p text:style-name="P1">Borrar el contenido de la minuta 04 de Drive para reutilizarla para el siguiente entregable</text:p>
          </table:table-cell>
          <table:table-cell table:style-name="Table1.A2" office:value-type="string">
            <text:p text:style-name="P1">Yunen Ramos Ramírez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Agregar el campo “fecha de inicio” en la vista de agregar servicio, y sus respectivas validaciones.</text:p>
          </table:table-cell>
          <table:table-cell table:style-name="Table1.A2" office:value-type="string">
            <text:p text:style-name="P1">Yunen Ramos Ramírez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Crear el método que recibe dos fechas (inicio y fin) y un día, y calcular las fechas para el día recibido en el rango establecido. Por ejemplo: Calcular la fecha de todos los lunes entre el 01-01-2017 y el 01-01-2018.</text:p>
          </table:table-cell>
          <table:table-cell table:style-name="Table1.A2" office:value-type="string">
            <text:p text:style-name="P1">Yunen Ramos Ramírez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En la vista de servicios, agregar la opción de renovar y cancelar servicio, con sus respectivos métodos en cada capa.</text:p>
          </table:table-cell>
          <table:table-cell table:style-name="Table1.A2" office:value-type="string">
            <text:p text:style-name="P1">Yunen Ramos Ramírez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Realizar una función que se encargue de mandar un correo a todos los clientes que se encuentren inscritos en un servicio, el cual haya sido modificado su fecha de finalización.</text:p>
          </table:table-cell>
          <table:table-cell table:style-name="Table1.A2" office:value-type="string">
            <text:p text:style-name="P1">Yunen Ramos Ramírez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Realizar el horario dinámico de servicios impartidos en “x” campus para el administrador</text:p>
          </table:table-cell>
          <table:table-cell table:style-name="Table1.A2" office:value-type="string">
            <text:p text:style-name="P1">Yunen Ramos Ramírez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CRUD barrio </text:p>
          </table:table-cell>
          <table:table-cell table:style-name="Table1.A2" office:value-type="string">
            <text:p text:style-name="P1">Karen Calderón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Se agregó el campo fecha de de ingreso para el usuario</text:p>
          </table:table-cell>
          <table:table-cell table:style-name="Table1.A2" office:value-type="string">
            <text:p text:style-name="P1">Karen Calderón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Cambiar el campo año por fecha de nacimiento en el usuario </text:p>
          </table:table-cell>
          <table:table-cell table:style-name="Table1.A2" office:value-type="string">
            <text:p text:style-name="P1">Karen Calderón 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Inventario</text:p>
          </table:table-cell>
          <table:table-cell table:style-name="Table1.A2" office:value-type="string">
            <text:p text:style-name="P1">Karen Calderón </text:p>
          </table:table-cell>
          <table:table-cell table:style-name="Table1.A2" office:value-type="string">
            <text:p text:style-name="P1">70%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Compras</text:p>
          </table:table-cell>
          <table:table-cell table:style-name="Table1.A2" office:value-type="string">
            <text:p text:style-name="P1">Edwin Navarro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Dietas</text:p>
          </table:table-cell>
          <table:table-cell table:style-name="Table1.A2" office:value-type="string">
            <text:p text:style-name="P1">Edwin Navarro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Vista del horario del cliente.</text:p>
          </table:table-cell>
          <table:table-cell table:style-name="Table1.A2" office:value-type="string">
            <text:p text:style-name="P1">Luis Castillo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Agregar horario al cliente.</text:p>
          </table:table-cell>
          <table:table-cell table:style-name="Table1.A2" office:value-type="string">
            <text:p text:style-name="P1">Luis Castillo</text:p>
          </table:table-cell>
          <table:table-cell table:style-name="Table1.A2" office:value-type="string">
            <text:p text:style-name="P1">Completado</text:p>
          </table:table-cell>
          <table:table-cell table:style-name="Table1.D2" office:value-type="string">
            <text:p text:style-name="P1"/>
          </table:table-cell>
        </table:table-row>
      </table:table>
      <text:p text:style-name="P53"><text:soft-page-break/></text:p>
      <text:p text:style-name="P53"/>
      <text:p text:style-name="P1"><text:span text:style-name="T2">*Aunque el proyecto es grupal, en cada iteración se asignará una persona del grupo como responsable de cada una de las tareas asignadas.</text:span></text:p>
      <text:p text:style-name="P1"><text:span text:style-name="T2">**Existen tareas ya definidas como avances revisables en cada iteración:</text:span></text:p>
      <text:p text:style-name="P1"><text:span text:style-name="T2">1. Diagramas de casos de uso</text:span></text:p>
      <text:p text:style-name="P1"><text:span text:style-name="T2">2. Modelo de datos</text:span></text:p>
      <text:p text:style-name="P1"><text:span text:style-name="T2">3. Diagrama de aplicación</text:span></text:p>
      <text:p text:style-name="P1"><text:span text:style-name="T2">4. Módulos funcionales en ejecución</text:span></text:p>
      <text:p text:style-name="P1"/>
      <text:p text:style-name="P1"><text:span text:style-name="T3">PRÓXIMA REUNIÓN:</text:span></text:p>
      <text:p text:style-name="P1"/>
      <text:p text:style-name="P1"/>
      <text:p text:style-name="P1"><text:span text:style-name="T2">Fecha: 15 de febrero</text:span></text:p>
      <text:p text:style-name="P1"><text:span text:style-name="T2">Hora: 8:00 AM</text:span></text:p>
      <text:p text:style-name="P1"><text:span text:style-name="T2">Lugar: Laboratorio C</text:span></text:p>
      <text:p text:style-name="P1"/>
      <text:p text:style-name="P1"/>
      <text:p text:style-name="P1"><text:span text:style-name="T3">CLAUSURA:</text:span></text:p>
      <text:p text:style-name="P1"/>
      <text:p text:style-name="P1"><text:span text:style-name="T2">Cristian Brenes G, como persona encargada de preceder la reunión, clausura la reunión a las XXXX hora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style:text-underline-style="none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font-name="Arial" fo:font-family="Arial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style:font-name="Arimo" fo:font-family="Arimo" style:font-family-generic="roman" style:font-pitch="variable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 fo:font-weight="bold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fo:font-size="10pt" fo:font-weight="bold" style:font-name-asian="Arimo1" style:font-family-asian="Arimo" style:font-family-generic-asian="system" style:font-pitch-asian="variable" style:font-size-asian="10pt" style:font-weight-asian="bold" style:font-name-complex="Arimo1" style:font-family-complex="Arimo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style:font-name="Arial" fo:font-family="Arial" style:font-family-generic="roman" style:font-pitch="variable"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font-name="Arial" fo:font-family="Arial" style:font-family-generic="roman" style:font-pitch="variable" style:text-underline-style="none"/>
    </style:style>
    <style:style style:name="ListLabel_20_68" style:display-name="ListLabel 68" style:family="text">
      <style:text-properties style:font-name="Arial" fo:font-family="Arial" style:font-family-generic="roman" style:font-pitch="variable"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font-name="Arial" fo:font-family="Arial" style:font-family-generic="roman" style:font-pitch="variable"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="Arial" fo:font-family="Arial" style:font-family-generic="roman" style:font-pitch="variable" style:text-underline-style="none"/>
    </style:style>
    <style:style style:name="ListLabel_20_104" style:display-name="ListLabel 104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font-name="Arial" fo:font-family="Arial" style:font-family-generic="roman" style:font-pitch="variable" style:text-underline-style="none"/>
    </style:style>
    <style:style style:name="ListLabel_20_113" style:display-name="ListLabel 113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font-name="Arial" fo:font-family="Arial" style:font-family-generic="roman" style:font-pitch="variable" style:text-underline-style="none"/>
    </style:style>
    <style:style style:name="ListLabel_20_140" style:display-name="ListLabel 140" style:family="text">
      <style:text-properties style:font-name="Arial" fo:font-family="Arial" style:font-family-generic="roman" style:font-pitch="variable"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font-name="Arial" fo:font-family="Arial" style:font-family-generic="roman" style:font-pitch="variable"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font-name="Arial" fo:font-family="Arial" style:font-family-generic="roman" style:font-pitch="variable"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font-name="Arial" fo:font-family="Arial" style:font-family-generic="roman" style:font-pitch="variable"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font-name="Arial" fo:font-family="Arial" style:font-family-generic="roman" style:font-pitch="variable" style:text-underline-style="none"/>
    </style:style>
    <style:style style:name="ListLabel_20_176" style:display-name="ListLabel 176" style:family="text">
      <style:text-properties style:font-name="Arial" fo:font-family="Arial" style:font-family-generic="roman" style:font-pitch="variable"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39" style:num-suffix="◦" text:bullet-char="◦">
        <style:list-level-properties text:list-level-position-and-space-mode="label-alignment">
          <style:list-level-label-alignment text:label-followed-by="listtab" fo:text-indent="1.25in" fo:margin-left="0.75in"/>
        </style:list-level-properties>
        <style:text-properties style:font-name="Arial1"/>
      </text:list-level-style-bullet>
      <text:list-level-style-bullet text:level="3" text:style-name="ListLabel_20_40" style:num-suffix="▪" text:bullet-char="▪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2.25in" fo:margin-left="1.25in"/>
        </style:list-level-properties>
        <style:text-properties style:font-name="Arial1"/>
      </text:list-level-style-bullet>
      <text:list-level-style-bullet text:level="5" text:style-name="ListLabel_20_42" style:num-suffix="◦" text:bullet-char="◦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6" text:style-name="ListLabel_20_43" style:num-suffix="▪" text:bullet-char="▪">
        <style:list-level-properties text:list-level-position-and-space-mode="label-alignment">
          <style:list-level-label-alignment text:label-followed-by="listtab" fo:text-indent="3.25in" fo:margin-left="1.75in"/>
        </style:list-level-properties>
        <style:text-properties style:font-name="Arial1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8" text:style-name="ListLabel_20_45" style:num-suffix="◦" text:bullet-char="◦">
        <style:list-level-properties text:list-level-position-and-space-mode="label-alignment">
          <style:list-level-label-alignment text:label-followed-by="listtab" fo:text-indent="4.25in" fo:margin-left="2.25in"/>
        </style:list-level-properties>
        <style:text-properties style:font-name="Arial1"/>
      </text:list-level-style-bullet>
      <text:list-level-style-bullet text:level="9" text:style-name="ListLabel_20_46" style:num-suffix="▪" text:bullet-char="▪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6" style:num-suffix="." style:num-format="1">
        <style:list-level-properties text:list-level-position-and-space-mode="label-alignment">
          <style:list-level-label-alignment text:label-followed-by="listtab" fo:text-indent="1.25in" fo:margin-left="0.75in"/>
        </style:list-level-properties>
      </text:list-level-style-number>
      <text:list-level-style-bullet text:level="2" text:style-name="ListLabel_20_57" style:num-suffix="" text:bullet-char="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5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8.8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fo:text-indent="2.25in" fo:margin-left="1.25in"/>
        </style:list-level-properties>
        <style:text-properties style:font-name="Aria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fo:text-indent="3.25in" fo:margin-left="1.75in"/>
        </style:list-level-properties>
        <style:text-properties style:font-name="Arial1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fo:text-indent="4.25in" fo:margin-left="2.25in"/>
        </style:list-level-properties>
        <style:text-properties style:font-name="Aria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fo:text-indent="5.25in" fo:margin-left="2.75in"/>
        </style:list-level-properties>
        <style:text-properties style:font-name="Aria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7" meta:paragraph-count="297" meta:word-count="2427" meta:character-count="16627" meta:non-whitespace-character-count="14509"/>
    <meta:generator>LibreOfficeDev/5.1.0.3$Linux_X86_64 LibreOffice_project/</meta:generator>
  </office:meta>
</office:document-meta>
</file>